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ál">
      <style:paragraph-properties fo:padding="0.035cm" fo:border="0.74pt solid #000000" style:shadow="none"/>
    </style:style>
    <style:style style:name="P2" style:family="paragraph" style:parent-style-name="Normál">
      <style:paragraph-properties fo:padding="0.035cm" fo:border="0.74pt solid #000000" style:shadow="none"/>
      <style:text-properties officeooo:rsid="000cad9d" officeooo:paragraph-rsid="000cad9d"/>
    </style:style>
    <style:style style:name="P3" style:family="paragraph" style:parent-style-name="Normál">
      <style:paragraph-properties fo:text-align="start" style:justify-single-word="false" style:writing-mode="lr-tb"/>
    </style:style>
    <style:style style:name="P4" style:family="paragraph" style:parent-style-name="Normál" style:master-page-name="MP0">
      <style:paragraph-properties style:page-number="auto" fo:break-before="page"/>
    </style:style>
    <style:style style:name="P5" style:family="paragraph" style:parent-style-name="Normál">
      <style:paragraph-properties fo:padding="0.035cm" fo:border="0.74pt solid #000000" style:shadow="none"/>
      <style:text-properties officeooo:paragraph-rsid="00100809"/>
    </style:style>
    <style:style style:name="T1" style:family="text">
      <style:text-properties officeooo:rsid="00100809"/>
    </style:style>
    <style:style style:name="fr1" style:family="graphic" style:parent-style-name="a0">
      <style:graphic-properties fo:margin-left="0.25cm" fo:margin-right="0.25cm" style:wrap="parallel" style:number-wrapped-paragraphs="no-limit" style:vertical-pos="from-top" style:vertical-rel="paragraph" style:horizontal-pos="from-left" style:horizontal-rel="paragraph" fo:background-color="transparent" draw:fill="none" fo:padding="0cm" fo:border="none" style:shadow="none" draw:shadow-opacity="100%" style:writing-mode="lr-tb"/>
    </style:style>
    <style:style style:name="fr2" style:family="graphic" style:parent-style-name="a0">
      <style:graphic-properties fo:margin-left="0.25cm" fo:margin-right="0.25cm" style:wrap="parallel" style:number-wrapped-paragraphs="no-limit" style:vertical-pos="from-top" style:vertical-rel="paragraph" style:horizontal-pos="from-left" style:horizontal-rel="page" fo:background-color="transparent" draw:fill="none" fo:padding="0cm" fo:border="none" style:shadow="none" draw:shadow-opacity="100%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rame1" text:anchor-type="paragraph" svg:x="4.75cm" svg:y="0.116cm" draw:z-index="1"><draw:text-box fo:min-height="0.041cm" fo:min-width="0.041cm"><text:p text:style-name="P1"/><text:p text:style-name="P2"/></draw:text-box></draw:frame><draw:frame draw:style-name="fr2" draw:name="1" text:anchor-type="paragraph" svg:x="1.974cm" svg:y="3.006cm" draw:z-index="0"><draw:text-box fo:min-height="0.041cm" fo:min-width="0.041cm"><text:p text:style-name="P2"/></draw:text-box></draw:frame></text:p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><draw:frame draw:style-name="fr1" draw:name="Frame2" text:anchor-type="paragraph" svg:x="1.97cm" svg:y="-0.175cm" draw:z-index="2"><draw:text-box fo:min-height="0.041cm" fo:min-width="0.041cm"><text:p text:style-name="P5"><text:span text:style-name="T1">Aaaaaaaaaaaaaaaaaaaaaaaaaaaaaaaaaaaaaaaaaaaaaaaaaaaaaaaaaaaaaaaaaaaaaaaaaaa</text:span></text:p></draw:text-box></draw:frame></text:p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P3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Bekezdés_20_alapbetűtípusa" style:display-name="Bekezdés alapbetűtípusa" style:family="text"/>
    <style:style style:name="a0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0$Windows_X86_64 LibreOffice_project/79262a6d7cc7256ed7f174e074bfd3003cdd6aca</meta:generator>
    <dc:title/>
    <dc:description/>
    <dc:subject/>
    <meta:initial-creator>Szűcs Attila 3</meta:initial-creator>
    <meta:creation-date>2020-07-06T07:06:00Z</meta:creation-date>
    <dc:date>2020-09-17T15:32:05.832000000</dc:date>
    <meta:editing-cycles>5</meta:editing-cycles>
    <meta:editing-duration>PT10M37S</meta:editing-duration>
    <meta:document-statistic meta:table-count="0" meta:image-count="0" meta:object-count="0" meta:page-count="2" meta:paragraph-count="1" meta:word-count="1" meta:character-count="75" meta:non-whitespace-character-count="75"/>
    <meta:template xlink:type="simple" xlink:actuate="onRequest" xlink:title="" xlink:href="Normal.dotm"/>
  </office:meta>
</office:document-meta>
</file>